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F67C8FAB.png" manifest:media-type="image/png"/>
  <manifest:file-entry manifest:full-path="Pictures/100002010000013600000062FF20B91F.png" manifest:media-type="image/png"/>
  <manifest:file-entry manifest:full-path="Pictures/10000201000004000000030036A655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--global -l</text:span></text:p>
                  </text:list-item>
                  <text:list-item>
                    <text:p><text:span text:style-name="T9">vim READ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30.1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<text:span text:style-name="T7">Usually sysadmins</text:span>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<text:span text:style-name="T7">Because it makes your software more easy to cons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3: Bug Fix</text:p>
                <text:list>
                  <text:list-item>
                    <text:p><text:span text:style-name="T9">git branch issue0003</text:span></text:p>
                  </text:list-item>
                  <text:list-item>
                    <text:p><text:span text:style-name="T9">git checkout issue0003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30T08:17:31</dc:date>
    <dc:language>en-US</dc:language>
    <meta:editing-cycles>138</meta:editing-cycles>
    <meta:editing-duration>P5DT7H38M3S</meta:editing-duration>
    <dc:creator>Scott McCarty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